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ea2ea" officeooo:paragraph-rsid="001ea2ea"/>
    </style:style>
    <style:style style:name="P3" style:family="paragraph" style:parent-style-name="Standard">
      <style:paragraph-properties fo:break-before="page"/>
      <style:text-properties style:font-name="Arial" officeooo:rsid="001ea2ea" officeooo:paragraph-rsid="001ea2ea"/>
    </style:style>
    <style:style style:name="P4" style:family="paragraph" style:parent-style-name="Standard">
      <style:paragraph-properties fo:break-before="page"/>
      <style:text-properties style:font-name="Arial"/>
    </style:style>
    <style:style style:name="P5" style:family="paragraph" style:parent-style-name="Standard">
      <style:text-properties style:font-name="Arial" officeooo:rsid="001fa316" officeooo:paragraph-rsid="001fa316"/>
    </style:style>
    <style:style style:name="P6" style:family="paragraph" style:parent-style-name="Standard">
      <style:text-properties style:font-name="Arial" officeooo:rsid="001fa316" officeooo:paragraph-rsid="002050dc"/>
    </style:style>
    <style:style style:name="P7" style:family="paragraph" style:parent-style-name="Standard">
      <style:text-properties style:font-name="Arial" officeooo:paragraph-rsid="002050dc"/>
    </style:style>
    <style:style style:name="T1" style:family="text">
      <style:text-properties officeooo:rsid="001ea2ea"/>
    </style:style>
    <style:style style:name="T2" style:family="text">
      <style:text-properties officeooo:rsid="001fa316"/>
    </style:style>
    <style:style style:name="T3" style:family="text">
      <style:text-properties officeooo:rsid="0021bce8"/>
    </style:style>
    <style:style style:name="T4" style:family="text">
      <style:text-properties officeooo:rsid="002594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Notas sobre el uso y creación de P</text:span>romesas</text:p>
      <text:p text:style-name="P1"/>
      <text:p text:style-name="P1"/>
      <text:p text:style-name="P2">1- <text:span text:style-name="T4">Ejemplo de uso de p</text:span>romesas usando timers/promises <text:s/>con async/await</text:p>
      <text:p text:style-name="P1"/>
      <text:p text:style-name="P1">“Esta simetría con el código síncrono culmina con la mejora sintáctica <text:a xlink:type="simple" xlink:href="https://developer.mozilla.org/es/docs/Web/JavaScript/Reference/Statements/async_function" text:style-name="Internet_20_link" text:visited-style-name="Visited_20_Internet_20_Link">async/await</text:a> en ECMASCript 2017:”</text:p>
      <text:p text:style-name="P1"/>
      <text:p text:style-name="P1">import {setTimeout} from "timers/promises";</text:p>
      <text:p text:style-name="P1"/>
      <text:p text:style-name="P1">console.log('Comienzo');</text:p>
      <text:p text:style-name="P1"/>
      <text:p text:style-name="P1">async function esperar(miliSegundos) {</text:p>
      <text:p text:style-name="P1"><text:s text:c="3"/>await setTimeout(miliSegundos);</text:p>
      <text:p text:style-name="P1"><text:s text:c="3"/>console.log('Tiempo ' + miliSegundos);</text:p>
      <text:p text:style-name="P1">}</text:p>
      <text:p text:style-name="P1"/>
      <text:p text:style-name="P1">await esperar(5000);</text:p>
      <text:p text:style-name="P1"/>
      <text:p text:style-name="P1">console.log('Terminado');</text:p>
      <text:p text:style-name="P1"/>
      <text:p text:style-name="P2">Fuente: <text:a xlink:type="simple" xlink:href="https://nodejs.org/dist/latest-v18.x/docs/api/timers.html#timerspromisessettimeoutdelay-value-options" text:style-name="Internet_20_link" text:visited-style-name="Visited_20_Internet_20_Link">https://nodejs.org/dist/latest-v18.x/docs/api/timers.html#timerspromisessettimeoutdelay-value-options</text:a> </text:p>
      <text:p text:style-name="P1"/>
      <text:p text:style-name="P1"/>
      <text:p text:style-name="P1"><text:a xlink:type="simple" xlink:href="https://developer.mozilla.org/es/docs/Web/JavaScript/Reference/Statements/async_function" text:style-name="Internet_20_link" text:visited-style-name="Visited_20_Internet_20_Link">https://developer.mozilla.org/es/docs/Web/JavaScript/Reference/Statements/async_function</text:a></text:p>
      <text:p text:style-name="P1"/>
      <text:p text:style-name="P3">2- <text:s/><text:span text:style-name="T2">Creando una promesa</text:span></text:p>
      <text:p text:style-name="P2"/>
      <text:p text:style-name="P5">Fuente: </text:p>
      <text:p text:style-name="P5"/>
      <text:p text:style-name="P7"><text:a xlink:type="simple" xlink:href="https://developer.mozilla.org/es/docs/Web/JavaScript/Guide/Using_promises" text:style-name="Internet_20_link" text:visited-style-name="Visited_20_Internet_20_Link">https://developer.mozilla.org/es/docs/Web/JavaScript/Guide/Using_promises</text:a></text:p>
      <text:p text:style-name="P6"/>
      <text:p text:style-name="P5"><text:a xlink:type="simple" xlink:href="https://developer.mozilla.org/es/docs/Web/JavaScript/Reference/Global_Objects/Promise" text:style-name="Internet_20_link" text:visited-style-name="Visited_20_Internet_20_Link">https://developer.mozilla.org/es/docs/Web/JavaScript/Reference/Global_Objects/Promise</text:a></text:p>
      <text:p text:style-name="P1"/>
      <text:p text:style-name="P1">Crear <text:span text:style-name="T3">y usar</text:span> una promesa alrededor de una vieja API de callbacks</text:p>
      <text:p text:style-name="P1"/>
      <text:p text:style-name="P1"/>
      <text:p text:style-name="P1">console.log("Comienzo");</text:p>
      <text:p text:style-name="P1"/>
      <text:p text:style-name="P1">const fun = (miliSegundos) =&gt; {</text:p>
      <text:p text:style-name="P1"><text:s text:c="4"/>return new Promise( (reject,resolve) =&gt; {</text:p>
      <text:p text:style-name="P1"><text:s text:c="8"/>if (miliSegundos == undefined) throw "Error de parametro"</text:p>
      <text:p text:style-name="P1"><text:s text:c="8"/>if (miliSegundos &gt; 5000) reject("Demasiado tiempo");</text:p>
      <text:p text:style-name="P1"><text:s text:c="8"/>setTimeout(() =&gt; {</text:p>
      <text:p text:style-name="P1"><text:s text:c="12"/>resolve("Proceso");</text:p>
      <text:p text:style-name="P1"><text:s text:c="8"/>}, miliSegundos); <text:s text:c="7"/></text:p>
      <text:p text:style-name="P1"><text:s text:c="4"/>})</text:p>
      <text:p text:style-name="P1">}</text:p>
      <text:p text:style-name="P1"/>
      <text:p text:style-name="P1">const error = (texto) =&gt; { console.log("Error: " + texto);}</text:p>
      <text:p text:style-name="P1">const proceso = (texto) =&gt; { console.log("Hizo esto: " + texto); }</text:p>
      <text:p text:style-name="P1">const unTrow = (texto) =&gt; { console.log("Throw: " + texto); }</text:p>
      <text:p text:style-name="P1">const final = () =&gt; console.log("Final");</text:p>
      <text:p text:style-name="P1"/>
      <text:p text:style-name="P1"/>
      <text:p text:style-name="P1">fun()</text:p>
      <text:p text:style-name="P1"><text:s text:c="4"/>.then(error,proceso)</text:p>
      <text:p text:style-name="P1"><text:s text:c="4"/>.catch(unTrow)</text:p>
      <text:p text:style-name="P1"><text:s text:c="4"/>.finally(final);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b502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21:00:30.410000000</meta:creation-date>
    <dc:date>2022-09-07T16:24:18.107000000</dc:date>
    <meta:editing-duration>PT2H1M46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36" meta:word-count="152" meta:character-count="1506" meta:non-whitespace-character-count="1308"/>
  </office:meta>
</office:document-meta>
</file>